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dc6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font-weight="bold" officeooo:rsid="001edc68" officeooo:paragraph-rsid="001edc68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edc68" officeooo:paragraph-rsid="001edc68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02e2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1aa7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3567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ef19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f00d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bold" officeooo:rsid="00235674" officeooo:paragraph-rsid="00235674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normal" officeooo:rsid="0021aa7e" officeooo:paragraph-rsid="0021aa7e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f00d9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Mono" fo:font-weight="bold" officeooo:rsid="001edc68" officeooo:paragraph-rsid="001edc68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ef195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02e2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67021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6a385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edc68" officeooo:paragraph-rsid="001ef195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edc68" officeooo:paragraph-rsid="0027254b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edc68" officeooo:paragraph-rsid="002885e8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7254b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885e8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5674" officeooo:paragraph-rsid="002885e8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7254b"/>
    </style:style>
    <style:style style:name="T1" style:family="text">
      <style:text-properties fo:font-weight="bold" officeooo:rsid="001ef195" style:font-weight-asian="bold" style:font-weight-complex="bold"/>
    </style:style>
    <style:style style:name="T2" style:family="text">
      <style:text-properties fo:font-weight="bold" officeooo:rsid="001edc68" style:font-weight-asian="bold" style:font-weight-complex="bold"/>
    </style:style>
    <style:style style:name="T3" style:family="text">
      <style:text-properties fo:font-weight="bold" officeooo:rsid="001f00d9" style:font-weight-asian="bold" style:font-weight-complex="bold"/>
    </style:style>
    <style:style style:name="T4" style:family="text">
      <style:text-properties fo:font-weight="bold" officeooo:rsid="00202e2d" style:font-weight-asian="bold" style:font-weight-complex="bold"/>
    </style:style>
    <style:style style:name="T5" style:family="text">
      <style:text-properties fo:font-weight="bold" officeooo:rsid="0021aa7e" style:font-weight-asian="bold" style:font-weight-complex="bold"/>
    </style:style>
    <style:style style:name="T6" style:family="text">
      <style:text-properties fo:font-weight="bold" officeooo:rsid="00267021" style:font-weight-asian="bold" style:font-weight-complex="bold"/>
    </style:style>
    <style:style style:name="T7" style:family="text">
      <style:text-properties fo:font-weight="bold" officeooo:rsid="0026a385" style:font-weight-asian="bold" style:font-weight-complex="bold"/>
    </style:style>
    <style:style style:name="T8" style:family="text">
      <style:text-properties fo:font-weight="bold" officeooo:rsid="0027254b" style:font-weight-asian="bold" style:font-weight-complex="bold"/>
    </style:style>
    <style:style style:name="T9" style:family="text">
      <style:text-properties fo:font-weight="bold" officeooo:rsid="002885e8" style:font-weight-asian="bold" style:font-weight-complex="bold"/>
    </style:style>
    <style:style style:name="T10" style:family="text">
      <style:text-properties fo:font-weight="normal" officeooo:rsid="00202e2d" style:font-weight-asian="normal" style:font-weight-complex="normal"/>
    </style:style>
    <style:style style:name="T11" style:family="text">
      <style:text-properties fo:font-weight="normal" officeooo:rsid="0021aa7e" style:font-weight-asian="normal" style:font-weight-complex="normal"/>
    </style:style>
    <style:style style:name="T12" style:family="text">
      <style:text-properties fo:font-weight="normal" officeooo:rsid="00267021" style:font-weight-asian="normal" style:font-weight-complex="normal"/>
    </style:style>
    <style:style style:name="T13" style:family="text">
      <style:text-properties fo:font-weight="normal" officeooo:rsid="0026a385" style:font-weight-asian="normal" style:font-weight-complex="normal"/>
    </style:style>
    <style:style style:name="T14" style:family="text">
      <style:text-properties fo:font-weight="normal" officeooo:rsid="0027254b" style:font-weight-asian="normal" style:font-weight-complex="normal"/>
    </style:style>
    <style:style style:name="T15" style:family="text">
      <style:text-properties fo:font-weight="normal" officeooo:rsid="002885e8" style:font-weight-asian="normal" style:font-weight-complex="normal"/>
    </style:style>
    <style:style style:name="T16" style:family="text">
      <style:text-properties officeooo:rsid="00267021"/>
    </style:style>
    <style:style style:name="T17" style:family="text">
      <style:text-properties officeooo:rsid="0026a385"/>
    </style:style>
    <style:style style:name="T18" style:family="text">
      <style:text-properties fo:font-size="12pt" fo:font-weight="normal" officeooo:rsid="0027254b" style:font-size-asian="12pt" style:font-weight-asian="normal" style:font-size-complex="12pt" style:font-weight-complex="normal"/>
    </style:style>
    <style:style style:name="T19" style:family="text">
      <style:text-properties officeooo:rsid="002885e8"/>
    </style:style>
    <style:style style:name="T20" style:family="text">
      <style:text-properties style:font-name="Liberation Mono" fo:font-weight="bold" officeooo:rsid="00235674" style:font-weight-asian="bold" style:font-weight-complex="bold"/>
    </style:style>
    <style:style style:name="T21" style:family="text">
      <style:text-properties style:font-name="Liberation Mono" officeooo:rsid="002356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NDO E CONFIG. <text:span text:style-name="T16">PIPENV + DJANGO</text:span></text:p>
      <text:p text:style-name="P2"/>
      <text:p text:style-name="P13">Verifica a versão do Python mas geralmente no Ubuntu 16.04 LTS já vem instalado o Python3</text:p>
      <text:p text:style-name="P11"><text:span text:style-name="Source_20_Text"><text:span text:style-name="T17">$ </text:span></text:span><text:span text:style-name="Source_20_Text">python --version </text:span></text:p>
      <text:p text:style-name="P12"><text:span text:style-name="Source_20_Text"><text:span text:style-name="T3">No meu caso é o Pyton 3.5.2</text:span></text:span></text:p>
      <text:p text:style-name="P1"><text:span text:style-name="Source_20_Text"><text:span text:style-name="T2">Se retornar uma versão acima do 3.5 siga para os comandos de baixo</text:span></text:span></text:p>
      <text:p text:style-name="P6"><text:span text:style-name="Source_20_Text"><text:span text:style-name="T17">$ </text:span></text:span><text:span text:style-name="Source_20_Text">sudo apt-get update</text:span></text:p>
      <text:p text:style-name="P6"><text:span text:style-name="Source_20_Text"><text:span text:style-name="T1">Para instalar o PIP no Python3</text:span></text:span></text:p>
      <text:p text:style-name="P7"><text:span text:style-name="Source_20_Text"><text:span text:style-name="T17">$ </text:span></text:span><text:span text:style-name="Source_20_Text">sudo apt install python3-pip</text:span></text:p>
      <text:p text:style-name="P7"><text:span text:style-name="Source_20_Text"><text:span text:style-name="T1">Agora vamos instalar o </text:span></text:span><text:span text:style-name="Source_20_Text"><text:span text:style-name="T6">pipenv</text:span></text:span><text:span text:style-name="Source_20_Text"><text:span text:style-name="T1"> que permite criar ambientes virtuais para projetos Python</text:span></text:span></text:p>
      <text:p text:style-name="P7"><text:span text:style-name="Source_20_Text"><text:span text:style-name="T17">$ </text:span></text:span><text:span text:style-name="Source_20_Text">sudo apt install </text:span><text:span text:style-name="Source_20_Text"><text:span text:style-name="T16">pipenv</text:span></text:span></text:p>
      <text:p text:style-name="P7"><text:span text:style-name="Source_20_Text"/></text:p>
      <text:p text:style-name="P18"><text:span text:style-name="Source_20_Text"><text:span text:style-name="T1">Criando ambientes com o </text:span></text:span><text:span text:style-name="Source_20_Text"><text:span text:style-name="T8">PIPENV</text:span></text:span></text:p>
      <text:p text:style-name="P8"><text:span text:style-name="Source_20_Text"><text:span text:style-name="T3">Para criar um ambiente com o </text:span></text:span><text:span text:style-name="Source_20_Text"><text:span text:style-name="T8">pipenv</text:span></text:span><text:span text:style-name="Source_20_Text"><text:span text:style-name="T3"> usaremos os seguintes comandos</text:span></text:span></text:p>
      <text:p text:style-name="P4"><text:span text:style-name="Source_20_Text"><text:span text:style-name="T7">$ </text:span></text:span><text:span text:style-name="Source_20_Text"><text:span text:style-name="T4">mkdir “NomeDaPasta”(Cria a pasta onde ficará seu projeto)</text:span></text:span></text:p>
      <text:p text:style-name="P4"><text:span text:style-name="Source_20_Text"><text:span text:style-name="T10">Ex.: mkdir </text:span></text:span><text:span text:style-name="Source_20_Text"><text:span text:style-name="T13">pipenv_projetos</text:span></text:span></text:p>
      <text:p text:style-name="P4"><text:span text:style-name="Source_20_Text"><text:span text:style-name="T7">$ </text:span></text:span><text:span text:style-name="Source_20_Text"><text:span text:style-name="T4">cd “NomeDaPasta”(Acessa a pasta)</text:span></text:span></text:p>
      <text:p text:style-name="P4"><text:span text:style-name="Source_20_Text"><text:span text:style-name="T10">Ex.: cd </text:span></text:span><text:span text:style-name="Source_20_Text"><text:span text:style-name="T13">pipenv_projetos</text:span></text:span></text:p>
      <text:p text:style-name="P4"><text:span text:style-name="Source_20_Text"><text:span text:style-name="T7">$ </text:span></text:span><text:span text:style-name="Source_20_Text"><text:span text:style-name="T6">pipenv --three </text:span></text:span><text:span text:style-name="Source_20_Text"><text:span text:style-name="T3">(Cri</text:span></text:span><text:span text:style-name="Source_20_Text"><text:span text:style-name="T6">a um </text:span></text:span><text:span text:style-name="Source_20_Text"><text:span text:style-name="T9">ambiente</text:span></text:span><text:span text:style-name="Source_20_Text"><text:span text:style-name="T6"> para Python3</text:span></text:span><text:span text:style-name="Source_20_Text"><text:span text:style-name="T3">) </text:span></text:span></text:p>
      <text:p text:style-name="P16"><text:span text:style-name="Source_20_Text"><text:span text:style-name="T7">$ </text:span></text:span><text:span text:style-name="Source_20_Text"><text:span text:style-name="T6">pipenv --two </text:span></text:span><text:span text:style-name="Source_20_Text"><text:span text:style-name="T3">(Cri</text:span></text:span><text:span text:style-name="Source_20_Text"><text:span text:style-name="T6">a um </text:span></text:span><text:span text:style-name="Source_20_Text"><text:span text:style-name="T9">ambiente</text:span></text:span><text:span text:style-name="Source_20_Text"><text:span text:style-name="T6"> para Python2</text:span></text:span><text:span text:style-name="Source_20_Text"><text:span text:style-name="T3">) </text:span></text:span></text:p>
      <text:p text:style-name="P16"><text:span text:style-name="Source_20_Text"><text:span text:style-name="T7">$ </text:span></text:span><text:span text:style-name="Source_20_Text"><text:span text:style-name="T6">pipenv --python 3.6 </text:span></text:span><text:span text:style-name="Source_20_Text"><text:span text:style-name="T3">(Cri</text:span></text:span><text:span text:style-name="Source_20_Text"><text:span text:style-name="T6">a um </text:span></text:span><text:span text:style-name="Source_20_Text"><text:span text:style-name="T9">ambiente</text:span></text:span><text:span text:style-name="Source_20_Text"><text:span text:style-name="T6"> específico para Python3.6</text:span></text:span><text:span text:style-name="Source_20_Text"><text:span text:style-name="T3">)</text:span></text:span></text:p>
      <text:p text:style-name="P4"><text:span text:style-name="Source_20_Text"><text:span text:style-name="T10">Ex.: </text:span></text:span><text:span text:style-name="Source_20_Text"><text:span text:style-name="T12">pipenv –-three</text:span></text:span></text:p>
      <text:p text:style-name="P19"><text:span text:style-name="Source_20_Text"><text:span text:style-name="T7">Instalando o Django as extensões necessárias </text:span></text:span></text:p>
      <text:p text:style-name="P19"><text:span text:style-name="Source_20_Text"><text:span text:style-name="T7">dentro do </text:span></text:span><text:span text:style-name="Source_20_Text"><text:span text:style-name="T9">ambiente</text:span></text:span></text:p>
      <text:p text:style-name="P17"><text:span text:style-name="Source_20_Text"><text:span text:style-name="T13">$ pipenv install django</text:span></text:span></text:p>
      <text:p text:style-name="P17"><text:span text:style-name="Source_20_Text"><text:span text:style-name="T13">$ pipenv install django-extensions –-dev</text:span></text:span></text:p>
      <text:p text:style-name="P19"><text:span text:style-name="Source_20_Text"><text:span text:style-name="T8">Ativando Nosso Ambiente</text:span></text:span></text:p>
      <text:p text:style-name="P21"><text:span text:style-name="Source_20_Text"><text:span text:style-name="T13">$ pipenv </text:span></text:span><text:span text:style-name="Source_20_Text"><text:span text:style-name="T14">shell</text:span></text:span></text:p>
      <text:p text:style-name="P21"><text:span text:style-name="Source_20_Text"><text:span text:style-name="T8">Perceba que agora o seu ambiente virtual já está ativado e antes do “$” aparece o nome do seu ambiente. No meu caso ficou assim:</text:span></text:span></text:p>
      <text:p text:style-name="P21"><text:span text:style-name="Source_20_Text"><text:span text:style-name="T14">(pipenv_projetos) $</text:span></text:span></text:p>
      <text:p text:style-name="P21"><text:span text:style-name="Source_20_Text"><text:span text:style-name="T8">Para verificar se sua máquina atende aos requisitos necessários utilizamos o comando:</text:span></text:span></text:p>
      <text:p text:style-name="P21"><text:span text:style-name="Source_20_Text"><text:span text:style-name="T14">(pipenv_projetos) $ pipenv check</text:span></text:span></text:p>
      <text:p text:style-name="P21"><text:span text:style-name="Source_20_Text"><text:span text:style-name="T8">Se sua máquina atender os requisitos retornará a seguinte mensagem:</text:span></text:span></text:p>
      <text:p text:style-name="P26"><text:bookmark text:name="821f"/><text:span text:style-name="Source_20_Text"><text:span text:style-name="T18">Checking PEP 508 requirements...</text:span></text:span></text:p>
      <text:p text:style-name="P25">Passed!</text:p>
      <text:p text:style-name="P25"/>
      <text:p text:style-name="P25"/>
      <text:p text:style-name="P25"/>
      <text:p text:style-name="P19"><text:soft-page-break/><text:span text:style-name="Source_20_Text"><text:span text:style-name="T8">Criando o </text:span></text:span><text:span text:style-name="Source_20_Text"><text:span text:style-name="T9">Nosso </text:span></text:span><text:span text:style-name="Source_20_Text"><text:span text:style-name="T8">Primeiro Projeto</text:span></text:span></text:p>
      <text:p text:style-name="P21"><text:span text:style-name="Source_20_Text"><text:span text:style-name="T8">(pipenv_projetos) $ django-admin startproject “Nome_do_Projeto”</text:span></text:span></text:p>
      <text:p text:style-name="P22"><text:span text:style-name="Source_20_Text"><text:span text:style-name="T15">Ex.: </text:span></text:span><text:span text:style-name="Source_20_Text"><text:span text:style-name="T14">$ django-admin startproject </text:span></text:span><text:span text:style-name="Source_20_Text"><text:span text:style-name="T15">primeiroprojeto</text:span></text:span></text:p>
      <text:p text:style-name="P22"><text:span text:style-name="Source_20_Text"><text:span text:style-name="T9">Se deu tudo certo, a estrutura do projeto ficará assim:</text:span></text:span></text:p>
      <text:p text:style-name="P26"><text:bookmark text:name="ac20"/><text:span text:style-name="Source_20_Text"><text:span text:style-name="T14">├── manage.py</text:span></text:span></text:p>
      <text:p text:style-name="Preformatted_20_Text">├── <text:span text:style-name="T19">primeiroprojeto</text:span></text:p>
      <text:p text:style-name="Preformatted_20_Text">│ <text:s text:c="2"/>├── __init__.py</text:p>
      <text:p text:style-name="Preformatted_20_Text">│ <text:s text:c="2"/>├── settings.py</text:p>
      <text:p text:style-name="Preformatted_20_Text">│ <text:s text:c="2"/>├── urls.py</text:p>
      <text:p text:style-name="Preformatted_20_Text">│ <text:s text:c="2"/>└── wsgi.py</text:p>
      <text:p text:style-name="Preformatted_20_Text">├── Pipfile</text:p>
      <text:p text:style-name="P24">└── Pipfile.lock</text:p>
      <text:p text:style-name="P21"><text:span text:style-name="Source_20_Text"><text:span text:style-name="T14"/></text:span></text:p>
      <text:p text:style-name="P20"><text:span text:style-name="Source_20_Text"><text:span text:style-name="T9">Com o projeto criado execute o comando Migrate para criação do banco de dados:</text:span></text:span></text:p>
      <text:p text:style-name="P20"><text:span text:style-name="Source_20_Text"><text:span text:style-name="T14">(pipenv_projetos) $ </text:span></text:span><text:span text:style-name="Source_20_Text"><text:span text:style-name="T15">python manage.py migrate</text:span></text:span></text:p>
      <text:p text:style-name="P20"><text:span text:style-name="Source_20_Text"><text:span text:style-name="T9">Depois é só subir a aplicação para o servidor com o Run Server:</text:span></text:span></text:p>
      <text:p text:style-name="P20"><text:span text:style-name="Source_20_Text"><text:span text:style-name="T14">(pipenv_projetos) $ </text:span></text:span><text:span text:style-name="Source_20_Text"><text:span text:style-name="T15">python manage.py runserver</text:span></text:span></text:p>
      <text:p text:style-name="P23"><text:span text:style-name="Source_20_Text"><text:span text:style-name="T20">Pronto!!! Seu projeto está upado e rodando no endereço </text:span></text:span><text:a xlink:type="simple" xlink:href="http://localhost:8000/" text:style-name="Internet_20_link" text:visited-style-name="Visited_20_Internet_20_Link"><text:span text:style-name="Source_20_Text"><text:span text:style-name="T20">http://localhost:8000</text:span></text:span></text:a><text:span text:style-name="Source_20_Text"><text:span text:style-name="T20"> ou </text:span></text:span><text:a xlink:type="simple" xlink:href="http://127.0.0.1:8000/" text:style-name="Internet_20_link" text:visited-style-name="Visited_20_Internet_20_Link"><text:span text:style-name="Source_20_Text"><text:span text:style-name="T20">http://127.0.0.1:8000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15:54.528934308</meta:creation-date>
    <dc:date>2018-08-27T12:12:51.765311466</dc:date>
    <meta:editing-duration>PT4H1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323" meta:character-count="2039" meta:non-whitespace-character-count="1758"/>
  </office:meta>
</office:document-meta>
</file>